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Segoe_UI_1.ttf" manifest:media-type="application/x-font-ttf"/>
  <manifest:file-entry manifest:full-path="Fonts/Font_Liberation_Serif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system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adornments="Обычный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</svg:font-face-src>
    </style:font-face>
    <style:font-face style:name="Segoe UI1" svg:font-family="'Segoe UI'" style:font-family-generic="system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paragraph-rsid="00186623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 officeooo:rsid="003130c7" officeooo:paragraph-rsid="003130c7"/>
    </style:style>
    <style:style style:name="P3" style:family="paragraph" style:parent-style-name="Header">
      <style:paragraph-properties fo:text-align="end" style:justify-single-word="false"/>
      <style:text-properties officeooo:paragraph-rsid="003130c7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ext_20_body_20_indent">
      <style:text-properties officeooo:paragraph-rsid="003a1431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officeooo:paragraph-rsid="003a1431"/>
    </style:style>
    <style:style style:name="P7" style:family="paragraph" style:parent-style-name="Text_20_body_20_indent">
      <style:text-properties officeooo:paragraph-rsid="003acf1c"/>
    </style:style>
    <style:style style:name="P8" style:family="paragraph" style:parent-style-name="Text_20_body_20_indent">
      <style:text-properties officeooo:paragraph-rsid="003c8c9b"/>
    </style:style>
    <style:style style:name="P9" style:family="paragraph" style:parent-style-name="Text_20_body_20_indent">
      <style:text-properties officeooo:rsid="003dc70b" officeooo:paragraph-rsid="00497d74"/>
    </style:style>
    <style:style style:name="P10" style:family="paragraph" style:parent-style-name="Text_20_body_20_indent">
      <style:text-properties officeooo:rsid="003dc70b" officeooo:paragraph-rsid="004eafe5"/>
    </style:style>
    <style:style style:name="P11" style:family="paragraph" style:parent-style-name="Text_20_body_20_indent">
      <style:text-properties officeooo:rsid="003dc70b" officeooo:paragraph-rsid="0052af94"/>
    </style:style>
    <style:style style:name="P12" style:family="paragraph" style:parent-style-name="Text_20_body_20_indent">
      <style:text-properties officeooo:rsid="003dc70b" officeooo:paragraph-rsid="0054a8d1"/>
    </style:style>
    <style:style style:name="P13" style:family="paragraph" style:parent-style-name="Text_20_body_20_indent">
      <style:text-properties officeooo:rsid="003dc70b" officeooo:paragraph-rsid="0054fd75"/>
    </style:style>
    <style:style style:name="P14" style:family="paragraph" style:parent-style-name="Text_20_body_20_indent">
      <style:text-properties officeooo:rsid="003dc70b" officeooo:paragraph-rsid="00595a76"/>
    </style:style>
    <style:style style:name="P15" style:family="paragraph" style:parent-style-name="Text_20_body_20_indent">
      <style:text-properties officeooo:rsid="003dc70b" officeooo:paragraph-rsid="005b2921"/>
    </style:style>
    <style:style style:name="P16" style:family="paragraph" style:parent-style-name="Text_20_body_20_indent">
      <style:text-properties officeooo:rsid="003dc70b" officeooo:paragraph-rsid="005cf717"/>
    </style:style>
    <style:style style:name="P17" style:family="paragraph" style:parent-style-name="Text_20_body_20_indent">
      <style:paragraph-properties fo:margin-left="0cm" fo:margin-right="0cm" fo:text-indent="0cm" style:auto-text-indent="false"/>
      <style:text-properties officeooo:rsid="003dc70b" officeooo:paragraph-rsid="005cf717"/>
    </style:style>
    <style:style style:name="P18" style:family="paragraph" style:parent-style-name="Text_20_body_20_indent">
      <style:text-properties officeooo:rsid="003dc70b" officeooo:paragraph-rsid="005ed910"/>
    </style:style>
    <style:style style:name="P19" style:family="paragraph" style:parent-style-name="Text_20_body_20_indent">
      <style:text-properties officeooo:rsid="00595a76" officeooo:paragraph-rsid="005b2921"/>
    </style:style>
    <style:style style:name="P20" style:family="paragraph" style:parent-style-name="Text_20_body_20_indent">
      <style:text-properties officeooo:rsid="0061d8e4" officeooo:paragraph-rsid="0061d8e4"/>
    </style:style>
    <style:style style:name="P21" style:family="paragraph" style:parent-style-name="Text_20_body_20_indent">
      <style:text-properties fo:font-weight="bold" officeooo:rsid="004eafe5" officeooo:paragraph-rsid="004eafe5" style:font-weight-asian="bold" style:font-weight-complex="bold"/>
    </style:style>
    <style:style style:name="P22" style:family="paragraph" style:parent-style-name="Text_20_body" style:master-page-name="Right_20_Page">
      <style:paragraph-properties style:page-number="auto"/>
      <style:text-properties officeooo:paragraph-rsid="00442e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6623" style:font-weight-asian="bold" style:font-weight-complex="bold"/>
    </style:style>
    <style:style style:name="T3" style:family="text">
      <style:text-properties fo:font-weight="bold" officeooo:rsid="0027db0f" style:font-weight-asian="bold" style:font-weight-complex="bold"/>
    </style:style>
    <style:style style:name="T4" style:family="text">
      <style:text-properties fo:font-weight="bold" officeooo:rsid="00523bf8" style:font-weight-asian="bold" style:font-weight-complex="bold"/>
    </style:style>
    <style:style style:name="T5" style:family="text">
      <style:text-properties fo:font-weight="bold" officeooo:rsid="004eafe5" style:font-weight-asian="bold" style:font-weight-complex="bold"/>
    </style:style>
    <style:style style:name="T6" style:family="text">
      <style:text-properties fo:font-weight="bold" officeooo:rsid="00478264" style:font-weight-asian="bold" style:font-weight-complex="bold"/>
    </style:style>
    <style:style style:name="T7" style:family="text">
      <style:text-properties officeooo:rsid="002868e8"/>
    </style:style>
    <style:style style:name="T8" style:family="text">
      <style:text-properties officeooo:rsid="0038fe60"/>
    </style:style>
    <style:style style:name="T9" style:family="text">
      <style:text-properties officeooo:rsid="003a1431"/>
    </style:style>
    <style:style style:name="T10" style:family="text">
      <style:text-properties officeooo:rsid="003acf1c"/>
    </style:style>
    <style:style style:name="T11" style:family="text">
      <style:text-properties officeooo:rsid="003b2843"/>
    </style:style>
    <style:style style:name="T12" style:family="text">
      <style:text-properties officeooo:rsid="003c8c9b"/>
    </style:style>
    <style:style style:name="T13" style:family="text">
      <style:text-properties officeooo:rsid="003dfa34"/>
    </style:style>
    <style:style style:name="T14" style:family="text">
      <style:text-properties officeooo:rsid="003f39da"/>
    </style:style>
    <style:style style:name="T15" style:family="text">
      <style:text-properties officeooo:rsid="003f54f0"/>
    </style:style>
    <style:style style:name="T16" style:family="text">
      <style:text-properties officeooo:rsid="00401be1"/>
    </style:style>
    <style:style style:name="T17" style:family="text">
      <style:text-properties officeooo:rsid="00404c8f"/>
    </style:style>
    <style:style style:name="T18" style:family="text">
      <style:text-properties officeooo:rsid="0040717a"/>
    </style:style>
    <style:style style:name="T19" style:family="text">
      <style:text-properties officeooo:rsid="0040f7b6"/>
    </style:style>
    <style:style style:name="T20" style:family="text">
      <style:text-properties officeooo:rsid="0042636f"/>
    </style:style>
    <style:style style:name="T21" style:family="text">
      <style:text-properties officeooo:rsid="00442e80"/>
    </style:style>
    <style:style style:name="T22" style:family="text">
      <style:text-properties officeooo:rsid="0044d2d8"/>
    </style:style>
    <style:style style:name="T23" style:family="text">
      <style:text-properties officeooo:rsid="00460169"/>
    </style:style>
    <style:style style:name="T24" style:family="text">
      <style:text-properties officeooo:rsid="00478264"/>
    </style:style>
    <style:style style:name="T25" style:family="text">
      <style:text-properties officeooo:rsid="00497d74"/>
    </style:style>
    <style:style style:name="T26" style:family="text">
      <style:text-properties officeooo:rsid="004afaa9"/>
    </style:style>
    <style:style style:name="T27" style:family="text">
      <style:text-properties officeooo:rsid="004b6cb1"/>
    </style:style>
    <style:style style:name="T28" style:family="text">
      <style:text-properties officeooo:rsid="004c61bb"/>
    </style:style>
    <style:style style:name="T29" style:family="text">
      <style:text-properties officeooo:rsid="004d3927"/>
    </style:style>
    <style:style style:name="T30" style:family="text">
      <style:text-properties officeooo:rsid="004d424c"/>
    </style:style>
    <style:style style:name="T31" style:family="text">
      <style:text-properties officeooo:rsid="004eafe5"/>
    </style:style>
    <style:style style:name="T32" style:family="text">
      <style:text-properties officeooo:rsid="00504283"/>
    </style:style>
    <style:style style:name="T33" style:family="text">
      <style:text-properties officeooo:rsid="00523bf8"/>
    </style:style>
    <style:style style:name="T34" style:family="text">
      <style:text-properties officeooo:rsid="0052af94"/>
    </style:style>
    <style:style style:name="T35" style:family="text">
      <style:text-properties officeooo:rsid="0053614d"/>
    </style:style>
    <style:style style:name="T36" style:family="text">
      <style:text-properties officeooo:rsid="0054a8d1"/>
    </style:style>
    <style:style style:name="T37" style:family="text">
      <style:text-properties officeooo:rsid="0054b61d"/>
    </style:style>
    <style:style style:name="T38" style:family="text">
      <style:text-properties officeooo:rsid="0054fd75"/>
    </style:style>
    <style:style style:name="T39" style:family="text">
      <style:text-properties officeooo:rsid="0056156e"/>
    </style:style>
    <style:style style:name="T40" style:family="text">
      <style:text-properties style:text-line-through-style="solid" style:text-line-through-type="single" officeooo:rsid="0056156e"/>
    </style:style>
    <style:style style:name="T41" style:family="text">
      <style:text-properties officeooo:rsid="005700b8"/>
    </style:style>
    <style:style style:name="T42" style:family="text">
      <style:text-properties officeooo:rsid="0057807e"/>
    </style:style>
    <style:style style:name="T43" style:family="text">
      <style:text-properties officeooo:rsid="00579306"/>
    </style:style>
    <style:style style:name="T44" style:family="text">
      <style:text-properties officeooo:rsid="0058e89a"/>
    </style:style>
    <style:style style:name="T45" style:family="text">
      <style:text-properties officeooo:rsid="005b2921"/>
    </style:style>
    <style:style style:name="T46" style:family="text">
      <style:text-properties officeooo:rsid="005cc040"/>
    </style:style>
    <style:style style:name="T47" style:family="text">
      <style:text-properties officeooo:rsid="005cf717"/>
    </style:style>
    <style:style style:name="T48" style:family="text">
      <style:text-properties officeooo:rsid="005d6719"/>
    </style:style>
    <style:style style:name="T49" style:family="text">
      <style:text-properties officeooo:rsid="005ed910"/>
    </style:style>
    <style:style style:name="T50" style:family="text">
      <style:text-properties officeooo:rsid="00613880"/>
    </style:style>
    <style:style style:name="T51" style:family="text">
      <style:text-properties officeooo:rsid="0061c6a1"/>
    </style:style>
    <style:style style:name="T52" style:family="text">
      <style:text-properties officeooo:rsid="0062d20e"/>
    </style:style>
    <style:style style:name="T53" style:family="text">
      <style:text-properties officeooo:rsid="0063b951"/>
    </style:style>
    <style:style style:name="T54" style:family="text">
      <style:text-properties officeooo:rsid="0064c84c"/>
    </style:style>
    <style:style style:name="T55" style:family="text">
      <style:text-properties officeooo:rsid="0064da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48">Коммерческое предложение. Черновой вариант. Версия 2. </text:span><text:span text:style-name="T8"><text:line-break/>Ситуация: <text:line-break/>1). </text:span>Зашли в гараж, квартиру, сарай, <text:span text:style-name="T8">баню, мастерскую и наощупь ищете выключатель;<text:line-break/>2). </text:span><text:span text:style-name="T9">Перебои в электро-снабжении</text:span><text:span text:style-name="T8"> <text:s/>;<text:line-break/></text:span><text:span text:style-name="T9">3). Выбивает автоматические выключатели и неожиданно оказываетесь в темноте с </text:span><text:span text:style-name="T20">включенным </text:span><text:span text:style-name="T9">инструментом в руках;<text:line-break/></text:span><text:span text:style-name="T21">4). <text:s/>Обрыв либо замыкание в наружной сети и ваша сеть вместо 220 стала подавать 380.<text:line-break/></text:span><text:span text:style-name="T8"> <text:s text:c="6"/></text:span><text:span text:style-name="T21">Причиной могут быть </text:span><text:span text:style-name="T48">поломки, </text:span><text:span text:style-name="T21">работы на наружных сетях, авария на подстанции</text:span><text:span text:style-name="T8">;</text:span></text:p>
      <text:p text:style-name="P8"><text:span text:style-name="T12"><text:tab/><text:tab/>Г</text:span><text:span text:style-name="T10">отовые</text:span><text:span text:style-name="T9"> решения<text:line-break/>Есть </text:span><text:span text:style-name="T10">готовые</text:span><text:span text:style-name="T9"> решения «с <text:s/>магазина» </text:span><text:span text:style-name="T10">с встроенным зарядным устройством и аккумулятором. <text:s/>У</text:span><text:span text:style-name="T9"> таких решений есть концептуальные недостатки.<text:line-break/></text:span><text:span text:style-name="T22">Цена тк зарядка, аккумулятор в каждом приборе. У одного прибора радиус освещения маловат для гаража. Когда много отдельных ламп, особенно точечных, частота их замены начинает напрягать. <text:s/>Если не заменишь, темно. </text:span></text:p>
      <text:p text:style-name="P7"><text:span text:style-name="T10">Эти лампы включаются при пропадании электропитания. Лампа работает вне зависимости от необходимости, </text:span><text:span text:style-name="T11">целесообразности. То есть вас может не быть или сейчас светло и без ламп. </text:span><text:span text:style-name="T12">Лампа горела 2-5часов , вы заходите вечером, но аккумуляторы уже исчерпали заряд. </text:span><text:span text:style-name="T19">Штатно защита от повышенного напряжения и повторных включений отсутствует. </text:span></text:p>
      <text:p text:style-name="P7"/>
      <text:p text:style-name="P7"><text:span text:style-name="T10"><text:tab/>Аккумуляторы могут быть кислотными, литиевыми. </text:span><text:span text:style-name="T9"><text:s/><text:line-break/><text:tab/><text:tab/></text:span><text:span text:style-name="T10">Литиевые аккумуляторы. <text:line-break/>Дешёвые аккумуляторы по цене менее 500р за ячеку 3.7 Вольт имеют ярко выраженный недостаток. При длительном хранении в полностью заряженном состоянии теряют работоспособность. Литиевые аккумуляторы рекомендуется хранить заряженными на 60-80%%. <text:s/></text:span><text:span text:style-name="T14">В таком виде применять оптимально.</text:span><text:span text:style-name="T10"><text:line-break/><text:tab/><text:tab/></text:span><text:span text:style-name="T12">Автомобильные аккумуляторы.<text:line-break/>Не рассчитаны длительное время держать нагрузку. Их задача выдать огромный ток кратковременно для запуска двигателя.</text:span></text:p>
      <text:p text:style-name="P5"/>
      <text:p text:style-name="P5"/>
      <text:p text:style-name="P9"><text:tab/>Моё предложение. Моя продукция.<text:line-break/>Плюсы: Решает проблемы , описанные ранее. Свет работает именно тогда, когда он необходим. Аккумулятор всегда готов, всегда заряжен до правильного уровня и его легко заменить на запасной. <text:span text:style-name="T16">Защита от перенапряжений , защита от частого повторного включения, по желанию «плавное включение». </text:span><text:line-break/><text:tab/><text:span text:style-name="T13">Освещение разделено на секции. <text:line-break/></text:span><text:span text:style-name="T17">Основное освещение в шахматном порядке имеет и лампы накаливания и светодиодные лампы, которые могут быть включены отдельно или вместе.<text:line-break/></text:span><text:span text:style-name="T18">Резервное освещение поделено на несколко секций. 1Я — на всё помещение, 2я действует на область у входа, у щитка. <text:s/>2Я вкл и выкл автоматически на пару минут когда ты на минутку забежал в помещение по быстрому взять-положить что-либо.</text:span><text:span text:style-name="T17"> </text:span><text:span text:style-name="T13"><text:line-break/><text:tab/>На каждую секцию смонтирован отдельный выключатель бытовой и автоматический в щитке. Одна или несколько зон освещения(групп) может иметь выключатели без проводов, то есть не нужно тянуть проводку от лампы к выключателю. Предусмотрен общий выключатель на всё освещение. Розетки запитаны через отдельный автомат защиты.<text:line-break/></text:span><text:soft-page-break/><text:span text:style-name="T13"> <text:s text:c="4"/></text:span><text:span text:style-name="T14">Система срабатывает, включая резервное освещение, только когда основной свет горит, светит, включен. Когда общий выключатель в положении «выключено», то резервное освещение не включится автоматически. </text:span><text:span text:style-name="T25">Когда общий выключатель включен, штатное питание 220 В пропало, автоматически включается резерв секция №1, <text:s text:c="2"/>штатное питание 220 В появилось , основное освещение вкл автоматически спустя 20с( время настраивается), резервное освещение секция 1 автоматически отключается от аккумулятора.</text:span><text:span text:style-name="T14"><text:line-break/><text:tab/>Общий выключатель снимает питание с 220Вольт и с аккумулятора резервного освещения </text:span><text:span text:style-name="T15">одновременно одной клавишей. У нас линии две раздельные. В бытовых выключателях с одной клавишей одна линия коммутации, с двумя клавишами линий две, но совмещенные , две линии имеют контакт между собой. Выход №1 — сделать из двух двух клавишных один одно клавишный с двумя независимыми линиями. Выход №2 — применить оптоэлектронное реле. Выход№3 — применить безпроводные реле и безпроводной выключатель. <text:line-break/><text:tab/></text:span><text:span text:style-name="T48">П</text:span><text:span text:style-name="T17">рименяется классическое реле на динрейку работающее от сети 220 Вольт. Когда имеется питание от 220Вольт, реле разомкнуто. Питание пропадает и контакты замыкаются, включая цепь резервного освещения , при условии «общий выключатель включен».</text:span></text:p>
      <text:p text:style-name="P11"><text:tab/><text:span text:style-name="T23">Резервное освещение секция №1 построена на светодиодных лентах, которые размещены в алюминиевом профиле на потолке с шагом в три-</text:span><text:span text:style-name="T25">пять</text:span><text:span text:style-name="T23"> метр</text:span><text:span text:style-name="T25">ов </text:span><text:span text:style-name="T23"><text:s/>параллельно воротам, основному входу в помещение. </text:span><text:span text:style-name="T24">Питание осуществляется от 12 или 24 вольта </text:span><text:span text:style-name="T26">от</text:span><text:span text:style-name="T24"> аккумулятор</text:span><text:span text:style-name="T26">а</text:span><text:span text:style-name="T24">. Также применяется повышающий преобразователь <text:s/>со стабилизацией напряжения для питания от стандартной батареи 12-</text:span><text:span text:style-name="T26">24</text:span><text:span text:style-name="T24">В.</text:span><text:span text:style-name="T23"> <text:line-break/><text:tab/>Резервное освещение секция №</text:span><text:span text:style-name="T34">2</text:span><text:span text:style-name="T23"> построена на светодиодн</text:span><text:span text:style-name="T34">ом</text:span><text:span text:style-name="T23"> </text:span><text:span text:style-name="T34">светильнике 12 Вольт плюс микроволновый датчик присутс</text:span><text:span text:style-name="T35">т</text:span><text:span text:style-name="T34">вия. Расположен непосредственно у входа либо возле щитка, либо возле блока выключателей. </text:span><text:span text:style-name="T35">Питание от сети либо Аккумулятор отдельный, либо стандартный ИРП. Работа полностью автоматическая. </text:span><text:span text:style-name="T23"><text:line-break/></text:span></text:p>
      <text:p text:style-name="P10"><text:span text:style-name="T23"><text:tab/><text:tab/><text:tab/></text:span><text:span text:style-name="T28">Ориентировочная цена вопроса. </text:span></text:p>
      <text:p text:style-name="P21">Требуется индивидуальный расчёт, уточнение актуальных цен на материалы.</text:p>
      <text:p text:style-name="P12"><text:span text:style-name="T23"><text:tab/>Куплены в Китае, Леруа Мерлен, </text:span><text:span text:style-name="T43">Озон, …, </text:span><text:span text:style-name="T23">специализированных магазинах. </text:span></text:p>
      <text:p text:style-name="P13"><text:span text:style-name="T37">* Лента светодиодная , теплый, 5 м, 12 в. <text:s/></text:span><text:span text:style-name="T43">900-</text:span><text:span text:style-name="T38">1200р.</text:span></text:p>
      <text:p text:style-name="P13"><text:span text:style-name="T38">* Профиль светодиодный 2шт по 2.5 м <text:s text:c="5"/>минимум 2500 и 5000 р максимум<text:line-break/>* Заглушки к профилю 4 шт <text:s text:c="23"/>500р-600р</text:span><text:span text:style-name="T24"><text:line-break/>* </text:span><text:span text:style-name="T26">Преобразователь</text:span><text:span text:style-name="T24"> стоит </text:span><text:span text:style-name="T26">300</text:span><text:span text:style-name="T24">-</text:span><text:span text:style-name="T37">500</text:span><text:span text:style-name="T24">р . </text:span><text:span text:style-name="T37">3 шт. 1-2 в работу и 1 запасной. = 1500р</text:span></text:p>
      <text:p text:style-name="P13"><text:span text:style-name="T24"><text:s text:c="3"/></text:span><text:span text:style-name="T27">Преобразователей нужно одна штука на 2-2.5 метра ленты. </text:span></text:p>
      <text:p text:style-name="P13"><text:span text:style-name="T24">* </text:span><text:span text:style-name="T38">Реле </text:span><text:span text:style-name="T41">промежуточное </text:span><text:span text:style-name="T38">220 вольт , дин. <text:s/>2 шт. <text:s/></text:span><text:span text:style-name="T41">1шт в резерв.</text:span><text:span text:style-name="T38"><text:line-break/> <text:s text:c="2"/>Реле промежуточное (электромагнитное) F&amp;F PK-2P-230 <text:s/>, </text:span><text:span text:style-name="T39">1030р шт, </text:span><text:span text:style-name="T42">1</text:span><text:span text:style-name="T39">шт, =</text:span><text:span text:style-name="T42">1030</text:span><text:span text:style-name="T39">р<text:line-break/> <text:s/>либо </text:span><text:span text:style-name="T42">в зависимости от наличия в магазине</text:span><text:span text:style-name="T39"><text:line-break/>Промежуточное реле F&amp;F PK-1P-230, </text:span><text:span text:style-name="T41">960 р шт, 2 шт, <text:s/>1920р</text:span><text:span text:style-name="T39"><text:line-break/> <text:s/></text:span><text:span text:style-name="T40">Твердотельное реле EKF RTP-25-AA , 747 р, 2шт, = 1494р</text:span><text:span text:style-name="T24"><text:line-break/>*Лампа светодиодная Navigator 61473, E27, A60, 7Вт, 4000 К, </text:span><text:span text:style-name="T37">2шт</text:span><text:span text:style-name="T24"> <text:s/>- </text:span><text:span text:style-name="T35">310р </text:span><text:span text:style-name="T37">шт = 620р</text:span><text:span text:style-name="T35"><text:line-break/>*Патрон Е27 карболитовый-настенный-IP20-КЭАЗ 219340 — </text:span><text:span text:style-name="T36">86р <text:line-break/>либо <text:line-break/>*Светильник НПП прямой для сауны настенно-потолочный белый, 60Вт, Е27, IP65, закаленное стекло, керамич. патрон, до 150С, VKL electric — 660 р <text:line-break/>плафон перпендикулярно стене.<text:line-break/></text:span><text:soft-page-break/><text:span text:style-name="T36">либо<text:line-break/>* Настенно-потолочный светильник TDM ELECTRIC НПБ400-2 SQ0303-0050, E27, 60 Вт, кол-во ламп: 1 шт., 11 см, цвет арматуры: белый, цвет плафона: бесцветный — 1300р<text:line-break/> <text:s/>у этого плафон параллельно стене. </text:span><text:span text:style-name="T37">Посмотреть в яндекс маркете.<text:line-break/>* </text:span><text:span text:style-name="T42">Дюбеля для крепления профиля и монтажной коробки разные <text:s/>200р<text:line-break/>* свёрла по бетону 2 шт. разные <text:tab/><text:tab/><text:tab/><text:tab/><text:tab/><text:tab/>400р<text:line-break/> <text:s text:c="2"/>1шт под кабельные каналы, 1 шт для светильников.</text:span></text:p>
      <text:p text:style-name="P12"><text:span text:style-name="T28">* бухта провода 0.75 в две жилы, гибкий </text:span><text:span text:style-name="T31">1000р</text:span><text:span text:style-name="T28">. <text:s/></text:span><text:span text:style-name="T43">Под освещение.<text:line-break/>* провод многожильный, гибкий, сечение 2.5 . 2 линии. ~120 <text:s text:c="3"/>р метр. , <text:s text:c="6"/>м, = <text:s text:c="9"/>р.<text:line-break/> <text:s text:c="2"/>для розеток.<text:line-break/>* Розетки для электроинструмента. </text:span></text:p>
      <text:p text:style-name="P10"><text:span text:style-name="T28">* Кабельный канал <text:s/>5-20шт по 2 м, и маленькие и большие </text:span><text:span text:style-name="T31">1000р</text:span><text:span text:style-name="T28">. <text:line-break/>* 9992-2 - KCG 2; Маркировка кабеля (1,5…2,5 мм.кв.) <text:s text:c="2"/></text:span><text:span text:style-name="T44">850 р</text:span></text:p>
      <text:p text:style-name="P10">* 9994 - KCG 1; Маркировка кабеля (0,5…1,5 мм.кв.) <text:s text:c="5"/><text:span text:style-name="T44">850р<text:line-break/>* Набор термоусаживаемых трубок Duwi 28665 , 156р шт, 2шт, 312 р</text:span></text:p>
      <text:p text:style-name="P10">* Изолента EKF Basic класс A 0,18х19 мм, 20 м, <text:span text:style-name="T44">1шт, 64 р.<text:line-break/>* Стержни клеевые<text:tab/><text:tab/><text:tab/><text:tab/><text:tab/><text:tab/><text:tab/><text:tab/>260р<text:line-break/> <text:s text:c="2"/>ленту или кабель приклеить чтобы не смещались. </text:span></text:p>
      <text:p text:style-name="P10"><text:span text:style-name="T30">* Бытовые выключатели — по количеству секций + 2 </text:span><text:span text:style-name="T31">примерно 1000р. </text:span></text:p>
      <text:p text:style-name="P10"><text:span text:style-name="T31">* Соединительная коробка большая прямоугольная - 500р</text:span><text:span text:style-name="T24"><text:line-break/></text:span>* Розетка щитовая IEK РАр10-3-ОП. <text:span text:style-name="T43">Или </text:span>IEK Розетка РАр10-3-ОП <text:span text:style-name="T43">до 428р<text:line-break/>* <text:s/></text:span><text:span text:style-name="T30">Адаптер для аккумуляторов к электроинструменту для монтажа на стену. </text:span><text:span text:style-name="T32">700-900р</text:span></text:p>
      <text:p text:style-name="P14"><text:span text:style-name="T24">* </text:span><text:span text:style-name="T31">Аккумулятор от электроинструмента <text:s/>800-2000р. <text:s/>или</text:span><text:span text:style-name="T24"><text:line-break/></text:span><text:span text:style-name="T31">Самодельный аккумулятор с защитой 4-15тр. В зависимости от ёмкости, цены ячеек.<text:line-break/></text:span><text:span text:style-name="T5">Требуется индивидуальный расчёт.</text:span><text:span text:style-name="T6"><text:tab/></text:span><text:span text:style-name="T24"><text:line-break/></text:span></text:p>
      <text:p text:style-name="P18"><text:span text:style-name="T24"><text:tab/>Заряжать аккумулятор можно штатной зарядкой от инструмента, отдельным зарядным устройством </text:span><text:span text:style-name="T25">вручную или автоматически. </text:span><text:span text:style-name="T26">Если тебе не важен срок службы аккумуляторов, то применяем обычное зарядное устройство(ЗУ). Если срок службы важен, то применяем отдельное, умное ЗУ с балансировкой, оно обеспечивает заряд аккумуляторов до рекомендованных 60-80%%, подходят с кнопкой или режимом «хранение». </text:span><text:span text:style-name="T27">Например HTRC TP240 или аналог , в 2022г, сентябрь примерно 7800 р + доставка.</text:span><text:span text:style-name="T26"> <text:line-break/></text:span><text:span text:style-name="T28">* Автоматические выключатели 1 общий, + по количеству секций питания, реле перенапряжений 1 шт. - текущие цены в ближайшем магазине. </text:span><text:span text:style-name="T29">На свет достаточно 2-6Амперных, требуется расчёт. На розетки — требуется индивидуальный расчёт. Сумма на это от 1500 — 6000р типично. </text:span><text:span text:style-name="T26"><text:line-break/>* </text:span><text:span text:style-name="T28">Щиток электрический. Достаточно одной рейки на 8 мест </text:span><text:span text:style-name="T33">или две</text:span><text:span text:style-name="T28"> . . </text:span><text:span text:style-name="T29">Цена несколко тысяч р. </text:span><text:span text:style-name="T33">Если нравится, добавлю сигнальных лампочек в щит они обойдутся в пару тысяч р. необходимость определяет заказчик.</text:span></text:p>
      <text:p text:style-name="P18"><text:s/><text:tab/><text:tab/><text:span text:style-name="T49">Для основного освещения. По 4 шт в ряд параллельно входу. 4 ряда. <text:s/>16Шт всего. 3 400р.</text:span></text:p>
      <text:p text:style-name="P18"><text:span text:style-name="T29">* </text:span><text:span text:style-name="T49">Патроны е27 для монтажа на потолок + лампы накаливания. По 8</text:span></text:p>
      <text:p text:style-name="P18"><text:span text:style-name="T29">* Патроны е27 для монтажа на потолок + лампы </text:span><text:span text:style-name="T49">светодиодные</text:span><text:span text:style-name="T29">. <text:s/></text:span><text:span text:style-name="T49">По 8шт.</text:span><text:span text:style-name="T29"><text:line-break/> <text:s text:c="4"/></text:span></text:p>
      <text:p text:style-name="P14"><text:span text:style-name="T30"><text:tab/>В этом абзаце оценочное суждение </text:span><text:span text:style-name="T29"><text:s/>Общая сумма на оборудование материалы в пределах 30 000р . </text:span><text:span text:style-name="T30">+ стоимость доставки. Доставка твоя либо магазина, либо </text:span><text:soft-page-break/><text:span text:style-name="T30">курьерской службы по их расценкам. </text:span><text:span text:style-name="T32">Моя доставка дороже тк это найм авто с водителем + мое время.</text:span></text:p>
      <text:p text:style-name="P14"><text:span text:style-name="T29">За работу мастеру </text:span><text:span text:style-name="T53">от </text:span><text:span text:style-name="T29">50 000р. </text:span><text:span text:style-name="T30">Типично 120% от суммы на материалы, приборы.<text:line-break/>За проработку проекта </text:span><text:span text:style-name="T49">20% (</text:span><text:span text:style-name="T32">8000-10 000р</text:span><text:span text:style-name="T49">)</text:span><text:span text:style-name="T32"> п</text:span><text:span text:style-name="T30">еред началом, эта сумма часть 120% выше, </text:span><text:span text:style-name="T32">на условиях задатка. <text:line-break/></text:span><text:span text:style-name="T4">От заказчика подробное описание результата на бумаге</text:span><text:span text:style-name="T33">. 2 экз с твоей подписью.<text:line-break/>Если ты не умеешь, я сделаю в ходе консультаций. Цена </text:span><text:span text:style-name="T52">3</text:span><text:span text:style-name="T33">000р.<text:line-break/>У тебя остается т куча бумаг с рисунками , текстом, договорами, актами, чеками.<text:line-break/></text:span><text:span text:style-name="T34">Когда</text:span><text:span text:style-name="T33"> понадобились изменения </text:span><text:span text:style-name="T34">либо ремонт</text:span><text:span text:style-name="T33">, то разобраться легко. </text:span><text:span text:style-name="T51">И это поможет исключить недопонимание, забывчивую память.</text:span></text:p>
      <text:p text:style-name="P14"/>
      <text:p text:style-name="P19">Общая Сумма в пределах 100 000р. Мне так кажется сейчас. Пусть лучше останется , чем денег окажется мало.</text:p>
      <text:p text:style-name="P15"/>
      <text:p text:style-name="P16"><text:span text:style-name="T45">Дешевле можно. </text:span><text:span text:style-name="T47">Вот что можно в пределах 15тр. За всё.</text:span><text:span text:style-name="T45"><text:line-break/>Вместо лент и ламп покупаются светодиодные трубки для установки в плафоны. Но вместо плафонов сантехнические крепежи для труб. <text:s/>И убираем резервное освещение, всю автоматику, розетки, </text:span><text:span text:style-name="T47">коробки монтажные</text:span><text:span text:style-name="T45">. </text:span><text:span text:style-name="T47">Весь монтаж будет на скрутках и изоленте. </text:span><text:span text:style-name="T45">Тогда на все светильники уйдёт 1000р. И рублей 600 на провода. Около 1000 на кабельные каналы. Примерно 500р на два выключателя. Вобщем на материалы уйдет тысяч 5. мне за работу 7тр. , езда на такси <text:s/>рублей 600, Итого 14тр </text:span><text:span text:style-name="T46">в итоге </text:span><text:span text:style-name="T45">У тебя будет хорошее насыщенное освещение. <text:line-break/><text:line-break/></text:span><text:span text:style-name="T50">Дороже можно. Тысяч за 400. будут умные выключатели без проводов, резервный источник питания. Еще тысяч 50-100 и осна</text:span><text:span text:style-name="T54">щ</text:span><text:span text:style-name="T50">аем сигнализацией об открытии дверей с оповещением на сотовый.</text:span></text:p>
      <text:p text:style-name="P16"/>
      <text:p text:style-name="P17"><text:span text:style-name="T47">Промежуточных вариантов ???, тк одно тянет за собой всё остальное.</text:span><text:span text:style-name="T30"><text:line-break/></text:span></text:p>
      <text:p text:style-name="P6"><text:span text:style-name="T34">З</text:span>амечание: переносной инструмент (розетки) и освещение следует подключать к разным линиям, чтобы при перегрузках свет не выключался. А весь ряд выключателей я заменил бы на ряд выключателей автоматических (ВА) в электрощитке, тогда не пришлось бы колхозить со сдвоенным выключателем, а взять сразу готовый.</text:p>
      <text:p text:style-name="P5"/>
      <text:p text:style-name="P5">Адаптер для аккумуляторов Makita и Bosch покупал здесь: <text:a xlink:type="simple" xlink:href="http://alii.pub/64naai" text:style-name="Internet_20_link" text:visited-style-name="Visited_20_Internet_20_Link">http://alii.pub/64naai</text:a><text:line-break/>Реле перенапряжения покупал здесь: <text:a xlink:type="simple" xlink:href="https://www.youtube.com/redirect?event=video_description&amp;redir_token=QUFFLUhqbS1Hb2xPYmRYMmR2cmp2YlItQnpOUkYteldQUXxBQ3Jtc0ttMFpxbTlJQVF2U2o5bGpQMGtPTWtvX1ptLUpLcHlGelh3TTYwdGZXUGhmc001Z3U0aWh4Skhnd1F0WGdyT0g3VlBuNFBEdTd0M2FYUV8ySlRfX003OVhrWDk1eVJ2TFVLVlJNaHd0SGZmajhpWER3Yw&amp;q=http%3A%2F%2Falii.pub%2F64xlux&amp;v=8cjJOCPemmk" office:target-frame-name="_blank" xlink:show="new" text:style-name="Internet_20_link" text:visited-style-name="Visited_20_Internet_20_Link">http://alii.pub/64xlux</text:a> </text:p>
      <text:p text:style-name="Text_20_body_20_indent"/>
      <text:p text:style-name="P20"><text:span text:style-name="T55">Распечатка документов не бесплатная, осуществляется по моим текущим тарифам.</text:span><text:line-break/><text:line-break/>Приложение 01. <text:s/>Схема размещения светильников</text:p>
      <text:p text:style-name="P20">Приложение 02 <text:s text:c="2"/>Схема размещения выключателей бытовых и схема размещения электрощита</text:p>
      <text:p text:style-name="P20">Приложение 03 <text:s/>Электрическая схема — <text:span text:style-name="T55">клеится после принятия и полной оплаты работ.</text:span></text:p>
      <text:p text:style-name="P20"/>
      <text:p text:style-name="Text_20_body_20_inden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adornments="Обычный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Segoe UI" fo:font-family="'Segoe UI'" style:font-family-generic="roman" style:font-pitch="variable" fo:font-size="12pt" fo:language="ru" fo:country="RU" fo:font-weight="normal" style:letter-kerning="true" style:font-name-asian="Segoe UI1" style:font-family-asian="'Segoe UI'" style:font-family-generic-asian="system" style:font-pitch-asian="variable" style:font-size-asian="12pt" style:language-asian="hi" style:country-asian="IN" style:font-weight-asian="normal" style:font-name-complex="Liberation Serif1" style:font-family-complex="'Liberation Serif'" style:font-family-generic-complex="system" style:font-pitch-complex="variable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</style:style>
    <style:style style:name="Caption" style:family="paragraph" style:parent-style-name="Standard" style:next-style-name="Standard" style:default-outline-level="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.212cm" style:contextual-spacing="false" fo:keep-with-next="always"/>
      <style:text-properties style:font-name="Liberation Serif" fo:font-family="'Liberation Serif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 fo:keep-with-next="always"/>
      <style:text-properties style:font-name="Liberation Serif" fo:font-family="'Liberation Serif'" style:font-family-generic="swiss" style:font-pitch="variable" fo:font-size="14pt" fo:font-weight="bold" style:font-name-asian="Mangal" style:font-family-asian="Mangal" style:font-family-generic-asian="system" style:font-pitch-asian="variable" style:font-size-asian="14pt" style:font-weight-asian="bold" style:font-size-complex="14pt" style:font-weight-complex="bold"/>
    </style:style>
    <style:style style:name="Title" style:family="paragraph" style:parent-style-name="Standard" style:next-style-name="Text_20_body_20_indent" style:auto-update="true" style:default-outline-level="" style:class="chapter" style:master-page-name="">
      <style:paragraph-properties fo:margin-top="0cm" fo:margin-bottom="0cm" style:contextual-spacing="false" style:register-true="true" style:page-number="auto" fo:keep-with-next="always"/>
      <style:text-properties style:font-name="Noto Sans" fo:font-family="'Noto Sans'" style:font-style-name="Обычный" style:font-family-generic="swiss" style:font-pitch="variable" fo:font-size="12pt" fo:font-weight="bold" style:font-size-asian="14pt" style:font-size-complex="14pt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auto-update="true" style:class="extra">
      <style:paragraph-properties text:number-lines="false" text:line-number="0">
        <style:tab-stops>
          <style:tab-stop style:position="8.8cm" style:type="center"/>
          <style:tab-stop style:position="17.602cm" style:type="right"/>
        </style:tab-stops>
      </style:paragraph-properties>
      <style:text-properties fo:font-weight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 style:vertical-align="middle"/>
      <style:text-properties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 style:parent-style-name="Strong_20_Emphasis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7.602cm" table:align="margins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15.796cm" style:rel-column-width="58810*"/>
    </style:style>
    <style:style style:name="Таблица1.B" style:family="table-column">
      <style:table-column-properties style:column-width="1.806cm" style:rel-column-width="6725*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 style:writing-mode="page"/>
    </style:style>
    <style:style style:name="MP1" style:family="paragraph" style:parent-style-name="Text_20_body">
      <style:paragraph-properties fo:text-align="center" style:justify-single-word="false"/>
      <style:text-properties fo:font-size="12pt" officeooo:paragraph-rsid="00186623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fo:language="ru" fo:country="RU" officeooo:rsid="003130c7" officeooo:paragraph-rsid="003130c7"/>
    </style:style>
    <style:style style:name="MP3" style:family="paragraph" style:parent-style-name="Header">
      <style:paragraph-properties fo:text-align="end" style:justify-single-word="false"/>
      <style:text-properties officeooo:paragraph-rsid="003130c7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86623" style:font-weight-asian="bold" style:font-weight-complex="bold"/>
    </style:style>
    <style:style style:name="MT3" style:family="text">
      <style:text-properties fo:font-weight="bold" officeooo:rsid="0027db0f" style:font-weight-asian="bold" style:font-weight-complex="bold"/>
    </style:style>
    <style:style style:name="MT4" style:family="text">
      <style:text-properties officeooo:rsid="002868e8"/>
    </style:style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79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0.9cm" fo:margin-bottom="0.9cm" fo:margin-left="0.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0.9cm" fo:margin-bottom="0.9cm" fo:margin-left="2.49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. </text:span><text:span text:style-name="MT2">стр</text:span><text:span text:style-name="MT1"> </text:span><text:span text:style-name="MT1"><text:page-number text:select-page="current">0</text:page-number></text:span><text:span text:style-name="MT1"><text:s/></text:span><text:span text:style-name="MT3">из </text:span></text:p>
      </style:header>
    </style:master-page>
    <style:master-page style:name="Landscape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>
      <style:header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MP2"><text:subject>Умное освещение</text:subject><text:s/></text:p>
            </table:table-cell>
            <table:table-cell table:style-name="Таблица1.A1" office:value-type="string">
              <text:p text:style-name="MP3"><text:span text:style-name="MT4"><text:page-number text:select-page="current">3</text:page-number></text:span><text:span text:style-name="MT4">из </text:span><text:page-count>7</text:page-count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5" draw:style-name="Mdp1" style:next-style-name="Righ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08:50:57.118733576</meta:creation-date>
    <meta:generator>LibreOffice/7.6.7.2$Linux_X86_64 LibreOffice_project/60$Build-2</meta:generator>
    <meta:editing-duration>PT2H39M53S</meta:editing-duration>
    <meta:editing-cycles>27</meta:editing-cycles>
    <dc:subject>Умное освещение</dc:subject>
    <dc:description>как сделать умное аварийное освещение своими руками. 
Реле перенапряжения покупал здесь: http://alii.pub/64xlux
Адаптер для аккумуляторов Makita и Bosch покупал здесь: http://alii.pub/64naai</dc:description>
    <dc:title>Умное аварийное освещение</dc:title>
    <dc:date>2024-07-24T00:47:54.269463757</dc:date>
    <meta:document-statistic meta:table-count="1" meta:image-count="0" meta:object-count="0" meta:page-count="7" meta:paragraph-count="37" meta:word-count="1535" meta:character-count="10756" meta:non-whitespace-character-count="9051"/>
    <meta:user-defined meta:name="Ссылка">https://www.youtube.com/watch?v=8cjJOCPemmk</meta:user-defined>
    <meta:template xlink:type="simple" xlink:actuate="onRequest" xlink:title="А4-кн-колон-стр" xlink:href="../../../../.config/libreoffice/4/user/template/А4-кн-колон-стр.ott" meta:date="2022-09-17T08:50:55.429359949"/>
  </office:meta>
</office:document-meta>
</file>